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728" officeooo:paragraph-rsid="001cc728"/>
    </style:style>
    <style:style style:name="P2" style:family="paragraph" style:parent-style-name="Standard">
      <style:paragraph-properties fo:text-align="start" style:justify-single-word="false"/>
      <style:text-properties fo:font-size="15pt" fo:font-style="normal" officeooo:rsid="0021026b" officeooo:paragraph-rsid="0021026b" style:font-size-asian="13.1000003814697pt" style:font-style-asian="normal" style:font-size-complex="15pt" style:font-style-complex="normal"/>
    </style:style>
    <style:style style:name="P3" style:family="paragraph" style:parent-style-name="Standard">
      <style:paragraph-properties fo:text-align="start" style:justify-single-word="false"/>
      <style:text-properties fo:font-size="16pt" officeooo:rsid="0020d614" officeooo:paragraph-rsid="0020d614" style:font-size-asian="14pt" style:font-size-complex="16pt"/>
    </style:style>
    <style:style style:name="P4" style:family="paragraph" style:parent-style-name="Standard">
      <style:paragraph-properties fo:text-align="start" style:justify-single-word="false"/>
      <style:text-properties fo:font-size="16pt" fo:font-style="normal" officeooo:rsid="0021026b" officeooo:paragraph-rsid="0021026b" style:font-size-asian="14pt" style:font-style-asian="normal" style:font-size-complex="16pt" style:font-style-complex="normal"/>
    </style:style>
    <style:style style:name="P5" style:family="paragraph" style:parent-style-name="Standard">
      <style:paragraph-properties fo:text-align="start" style:justify-single-word="false"/>
      <style:text-properties fo:font-size="16pt" fo:font-style="normal" fo:font-weight="normal" officeooo:rsid="0023d71e" officeooo:paragraph-rsid="0023d71e" style:font-size-asian="14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fo:font-size="26pt" officeooo:rsid="001cc728" officeooo:paragraph-rsid="001cc728" style:font-size-asian="26pt" style:font-size-complex="26pt"/>
    </style:style>
    <style:style style:name="P7" style:family="paragraph" style:parent-style-name="Standard">
      <style:paragraph-properties fo:text-align="start" style:justify-single-word="false"/>
      <style:text-properties fo:font-size="12pt" officeooo:rsid="001cc728" officeooo:paragraph-rsid="001cc728" style:font-size-asian="10.5pt" style:font-size-complex="12pt"/>
    </style:style>
    <style:style style:name="P8" style:family="paragraph" style:parent-style-name="Standard">
      <style:paragraph-properties fo:text-align="start" style:justify-single-word="false"/>
      <style:text-properties fo:font-size="12pt" officeooo:rsid="001d664c" officeooo:paragraph-rsid="001d664c" style:font-size-asian="10.5pt" style:font-size-complex="12pt"/>
    </style:style>
    <style:style style:name="P9" style:family="paragraph" style:parent-style-name="Standard">
      <style:paragraph-properties fo:text-align="start" style:justify-single-word="false"/>
      <style:text-properties fo:font-size="12pt" officeooo:rsid="001f30d2" officeooo:paragraph-rsid="001f30d2" style:font-size-asian="10.5pt" style:font-size-complex="12pt"/>
    </style:style>
    <style:style style:name="P10" style:family="paragraph" style:parent-style-name="Standard">
      <style:paragraph-properties fo:text-align="start" style:justify-single-word="false"/>
      <style:text-properties fo:font-size="12pt" officeooo:rsid="00205fb8" officeooo:paragraph-rsid="00205fb8" style:font-size-asian="10.5pt" style:font-size-complex="12pt"/>
    </style:style>
    <style:style style:name="P11" style:family="paragraph" style:parent-style-name="Standard">
      <style:paragraph-properties fo:text-align="start" style:justify-single-word="false"/>
      <style:text-properties fo:font-size="12pt" officeooo:rsid="0020d614" officeooo:paragraph-rsid="0020d614" style:font-size-asian="10.5pt" style:font-size-complex="12pt"/>
    </style:style>
    <style:style style:name="P12" style:family="paragraph" style:parent-style-name="Standard">
      <style:paragraph-properties fo:text-align="start" style:justify-single-word="false"/>
      <style:text-properties fo:font-size="12pt" officeooo:rsid="0021026b" officeooo:paragraph-rsid="0021026b" style:font-size-asian="10.5pt" style:font-size-complex="12pt"/>
    </style:style>
    <style:style style:name="P13" style:family="paragraph" style:parent-style-name="Standard">
      <style:paragraph-properties fo:text-align="center" style:justify-single-word="false"/>
      <style:text-properties fo:font-size="12pt" fo:font-weight="bold" officeooo:rsid="001cc728" officeooo:paragraph-rsid="001cc728"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05fb8" officeooo:paragraph-rsid="00205fb8"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2pt" fo:font-style="italic" fo:font-weight="bold" officeooo:rsid="001cc728" officeooo:paragraph-rsid="001cc728" style:font-size-asian="10.5pt" style:font-style-asian="italic" style:font-weight-asian="bold" style:font-size-complex="12pt" style:font-style-complex="italic" style:font-weight-complex="bold"/>
    </style:style>
    <style:style style:name="P16" style:family="paragraph" style:parent-style-name="Standard">
      <style:paragraph-properties fo:text-align="center" style:justify-single-word="false"/>
      <style:text-properties fo:font-size="12pt" fo:font-style="italic" fo:font-weight="bold" officeooo:rsid="00205fb8" officeooo:paragraph-rsid="00205fb8" style:font-size-asian="10.5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fo:font-size="12pt" fo:font-style="italic" fo:font-weight="bold" officeooo:rsid="0022f2c2" officeooo:paragraph-rsid="0022f2c2" style:font-size-asian="10.5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fo:font-size="12pt" fo:font-style="italic" fo:font-weight="bold" officeooo:rsid="0023d71e" officeooo:paragraph-rsid="0023d71e" style:font-size-asian="10.5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font-size="12pt" fo:font-style="italic" fo:font-weight="bold" officeooo:rsid="0022f2c2" officeooo:paragraph-rsid="0022f2c2"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font-size="12pt" fo:font-style="italic" fo:font-weight="bold" officeooo:rsid="0023f1f7" officeooo:paragraph-rsid="0023f1f7"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fo:font-size="12pt" fo:font-style="italic" fo:font-weight="bold" officeooo:rsid="00258132" officeooo:paragraph-rsid="00258132"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fo:font-size="12pt" fo:font-style="italic" fo:font-weight="normal" officeooo:rsid="0023d71e" officeooo:paragraph-rsid="0023d71e"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style="italic" fo:font-weight="normal" officeooo:rsid="00258132" officeooo:paragraph-rsid="00258132"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normal" fo:font-weight="normal" officeooo:rsid="00205fb8" officeooo:paragraph-rsid="00205fb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3d71e" officeooo:paragraph-rsid="0023d71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3f1f7" officeooo:paragraph-rsid="0023f1f7"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58132" officeooo:paragraph-rsid="0025813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officeooo:rsid="0021026b" officeooo:paragraph-rsid="0021026b" style:font-size-asian="10.5pt" style:font-style-asian="normal" style:font-size-complex="12pt" style:font-style-complex="normal"/>
    </style:style>
    <style:style style:name="P29" style:family="paragraph" style:parent-style-name="Standard">
      <style:paragraph-properties fo:text-align="start" style:justify-single-word="false"/>
      <style:text-properties fo:font-size="12pt" fo:font-style="normal" officeooo:rsid="0022f2c2" officeooo:paragraph-rsid="0022f2c2"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font-size="18pt" officeooo:rsid="0020d614" officeooo:paragraph-rsid="0020d614" style:font-size-asian="15.75pt" style:font-size-complex="18pt"/>
    </style:style>
    <style:style style:name="P31" style:family="paragraph" style:parent-style-name="Standard">
      <style:paragraph-properties fo:text-align="start" style:justify-single-word="false"/>
      <style:text-properties fo:font-size="11pt" fo:font-style="normal" officeooo:rsid="0022f2c2" officeooo:paragraph-rsid="0022f2c2" style:font-size-asian="9.60000038146973pt" style:font-style-asian="normal" style:font-size-complex="11pt" style:font-style-complex="normal"/>
    </style:style>
    <style:style style:name="P32" style:family="paragraph" style:parent-style-name="Standard">
      <style:paragraph-properties fo:text-align="start" style:justify-single-word="false"/>
      <style:text-properties fo:font-size="11pt" fo:font-style="italic" fo:font-weight="bold" officeooo:rsid="0022f2c2" officeooo:paragraph-rsid="0022f2c2" style:font-size-asian="9.60000038146973pt" style:font-style-asian="italic" style:font-weight-asian="bold" style:font-size-complex="11pt" style:font-style-complex="italic" style:font-weight-complex="bold"/>
    </style:style>
    <style:style style:name="P33" style:family="paragraph" style:parent-style-name="Standard">
      <style:paragraph-properties fo:text-align="start" style:justify-single-word="false"/>
      <style:text-properties fo:font-size="14pt" fo:font-style="normal" officeooo:rsid="0022f2c2" officeooo:paragraph-rsid="0022f2c2" style:font-size-asian="12.25pt" style:font-style-asian="normal" style:font-size-complex="14pt" style:font-style-complex="normal"/>
    </style:style>
    <style:style style:name="P34" style:family="paragraph" style:parent-style-name="Standard">
      <style:paragraph-properties fo:text-align="start" style:justify-single-word="false"/>
      <style:text-properties fo:font-size="14pt" fo:font-style="normal" fo:font-weight="normal" officeooo:rsid="0022f2c2" officeooo:paragraph-rsid="0022f2c2"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fo:font-weight="normal" officeooo:rsid="0023d71e" officeooo:paragraph-rsid="0023d71e"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fo:font-weight="normal" officeooo:rsid="00258132" officeooo:paragraph-rsid="00258132"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italic" fo:font-weight="bold" officeooo:rsid="0023f1f7" officeooo:paragraph-rsid="0023f1f7" style:font-size-asian="12.25pt" style:font-style-asian="italic" style:font-weight-asian="bold" style:font-size-complex="14pt" style:font-style-complex="italic" style:font-weight-complex="bold"/>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officeooo:rsid="001d664c"/>
    </style:style>
    <style:style style:name="T4" style:family="text">
      <style:text-properties fo:font-weight="bold" style:font-weight-asian="bold" style:font-weight-complex="bold"/>
    </style:style>
    <style:style style:name="T5" style:family="text">
      <style:text-properties fo:font-weight="bold" officeooo:rsid="001d664c" style:font-weight-asian="bold" style:font-weight-complex="bold"/>
    </style:style>
    <style:style style:name="T6" style:family="text">
      <style:text-properties fo:font-weight="bold" officeooo:rsid="001f30d2" style:font-weight-asian="bold" style:font-weight-complex="bold"/>
    </style:style>
    <style:style style:name="T7" style:family="text">
      <style:text-properties fo:font-weight="bold" officeooo:rsid="00205fb8" style:font-weight-asian="bold" style:font-weight-complex="bold"/>
    </style:style>
    <style:style style:name="T8" style:family="text">
      <style:text-properties officeooo:rsid="001f30d2"/>
    </style:style>
    <style:style style:name="T9" style:family="text">
      <style:text-properties fo:font-style="italic" fo:font-weight="normal" officeooo:rsid="001f30d2"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f30d2" style:font-weight-asian="normal" style:font-weight-complex="normal"/>
    </style:style>
    <style:style style:name="T12" style:family="text">
      <style:text-properties fo:font-style="normal" officeooo:rsid="001f30d2" style:font-style-asian="normal" style:font-style-complex="normal"/>
    </style:style>
    <style:style style:name="T13" style:family="text">
      <style:text-properties fo:font-style="normal" fo:font-weight="bold" officeooo:rsid="001f30d2" style:font-style-asian="normal" style:font-weight-asian="bold" style:font-style-complex="normal" style:font-weight-complex="bold"/>
    </style:style>
    <style:style style:name="T14" style:family="text">
      <style:text-properties style:text-position="0% 100%"/>
    </style:style>
    <style:style style:name="T15" style:family="text">
      <style:text-properties style:text-position="0% 100%" fo:font-style="normal" fo:font-weight="normal" style:font-style-asian="normal" style:font-weight-asian="normal" style:font-style-complex="normal" style:font-weight-complex="normal"/>
    </style:style>
    <style:style style:name="T16" style:family="text">
      <style:text-properties style:text-position="0% 100%" fo:font-style="normal" fo:font-weight="bold" style:font-style-asian="normal" style:font-weight-asian="bold" style:font-style-complex="normal" style:font-weight-complex="bold"/>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0% 100%" fo:font-style="italic" fo:font-weight="normal" officeooo:rsid="0021026b" style:font-style-asian="italic" style:font-weight-asian="normal" style:font-style-complex="italic" style:font-weight-complex="normal"/>
    </style:style>
    <style:style style:name="T19" style:family="text">
      <style:text-properties style:text-position="0% 100%" fo:font-style="italic" fo:font-weight="bold" style:font-style-asian="italic" style:font-weight-asian="bold" style:font-style-complex="italic" style:font-weight-complex="bold"/>
    </style:style>
    <style:style style:name="T20" style:family="text">
      <style:text-properties style:text-position="0% 100%" fo:font-weight="normal" style:font-weight-asian="normal" style:font-weight-complex="normal"/>
    </style:style>
    <style:style style:name="T21" style:family="text">
      <style:text-properties style:text-position="0% 100%" fo:font-weight="normal" officeooo:rsid="0022f2c2" style:font-weight-asian="normal" style:font-weight-complex="normal"/>
    </style:style>
    <style:style style:name="T22" style:family="text">
      <style:text-properties style:text-position="0% 100%" fo:font-weight="normal" officeooo:rsid="0023f1f7" style:font-weight-asian="normal" style:font-weight-complex="normal"/>
    </style:style>
    <style:style style:name="T23" style:family="text">
      <style:text-properties style:text-position="0% 100%" officeooo:rsid="0023d71e"/>
    </style:style>
    <style:style style:name="T24" style:family="text">
      <style:text-properties style:text-position="0% 100%" fo:font-weight="bold" officeooo:rsid="0023f1f7" style:font-weight-asian="bold" style:font-weight-complex="bold"/>
    </style:style>
    <style:style style:name="T25" style:family="text">
      <style:text-properties style:text-position="0% 100%" fo:font-weight="bold" style:font-size-asian="10.5pt" style:font-weight-asian="bold" style:font-weight-complex="bold"/>
    </style:style>
    <style:style style:name="T26" style:family="text">
      <style:text-properties style:text-position="0% 100%" style:font-size-asian="10.5pt"/>
    </style:style>
    <style:style style:name="T27" style:family="text">
      <style:text-properties style:text-position="0% 100%" officeooo:rsid="0023d71e"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siah Craw</text:p>
      <text:p text:style-name="P1">35046080</text:p>
      <text:p text:style-name="P1"/>
      <text:p text:style-name="P1"/>
      <text:p text:style-name="P1"/>
      <text:p text:style-name="P1"/>
      <text:p text:style-name="P6">OpenGL Assignment</text:p>
      <text:p text:style-name="P6"/>
      <text:p text:style-name="P6"/>
      <text:p text:style-name="P6">COSC363</text:p>
      <text:p text:style-name="P6"/>
      <text:p text:style-name="P6"/>
      <text:p text:style-name="P6">Assignment 1</text:p>
      <text:p text:style-name="P6"/>
      <text:p text:style-name="P7">The scene contains, two alien robots that crawl around, one inside the castle with the spaceship and the other guarding the doorway, the alien spacecraft which hovers up and down while appearing to spin, a simple castle, and a cannon.</text:p>
      <text:p text:style-name="P7"/>
      <text:p text:style-name="P7">The Alien spacecraft is hovering in the centre of the castle, with the spheres on the outside rotate about the centre, causing it to appear to be rotating. The spacecraft is constructed of various vertices, using the mathematical formula,</text:p>
      <text:p text:style-name="P7"/>
      <text:p text:style-name="P15">y=x<text:span text:style-name="T1">2</text:span></text:p>
      <text:p text:style-name="P13"><text:span text:style-name="T1"/></text:p>
      <text:p text:style-name="P7">This formula is then inverted to create the points, <text:span text:style-name="T8">with the y values being incremented by one for each point</text:span> for the flat plane of the spacecraft, which is then revolved to create the shape <text:span text:style-name="T3">(</text:span><text:span text:style-name="T5">cfg/verts/shipBody.verts</text:span><text:span text:style-name="T3">)</text:span>. <text:span text:style-name="T3">To finish the edge a second set of vertices are defined to taper off the harsh edge (</text:span><text:span text:style-name="T6">cfg/verts/edge.verts</text:span><text:span text:style-name="T3">) are also revolved</text:span></text:p>
      <text:p text:style-name="P7"/>
      <text:p text:style-name="P9">The hovering of the ship is defined using a set of points (<text:span text:style-name="T4">cfg/paths/up.path</text:span>), these points describe the eventual time based transformation of the ship, with the y direction being changed.</text:p>
      <text:p text:style-name="P7"/>
      <text:p text:style-name="P8">A similar method is used to create the robots, with the body being the same as the body for the spaceship and the legs were constructed buy revolving vertices and then the resulting shapes were used to construct the leg. <text:span text:style-name="T8">The movement of the robots, is defined as the motion of the legs (</text:span><text:span text:style-name="T6">cfg/paths/walk.path</text:span><text:span text:style-name="T8">), and the motion of the entire</text:span><text:span text:style-name="T12"> robot </text:span><text:span text:style-name="T8">(</text:span><text:span text:style-name="T6">cfg/paths/robot</text:span><text:span text:style-name="T11">(</text:span><text:span text:style-name="T9">x)</text:span><text:span text:style-name="T13">.path</text:span><text:span text:style-name="T8">). These coordinates describe the movements, and the time and position that they should rotate.</text:span></text:p>
      <text:p text:style-name="P8"/>
      <text:p text:style-name="P8"><text:soft-page-break/>The <text:span text:style-name="T8">cannon is constructed similarly, using a revolved 2D surface defined in (</text:span><text:span text:style-name="T7">cfg/verts/cannon.verts</text:span><text:span text:style-name="T8">). With the base extruded from the points contained in (</text:span><text:span text:style-name="T7">cfg/verts/cannon_leg.verts</text:span><text:span text:style-name="T8">).</text:span></text:p>
      <text:p text:style-name="P8"/>
      <text:p text:style-name="P10">The firing of the cannonball and the flight path of the spaceship for takeoff are defined in (<text:span text:style-name="T4">cfg/paths/cannonball.path</text:span>) and (<text:span text:style-name="T4">cfg/paths/flyAway.path</text:span>)<text:span text:style-name="T4"> </text:span><text:span text:style-name="T10">respectively. These variable define the relative motion of the opbjects as they are transformed over time.</text:span></text:p>
      <text:p text:style-name="P14"/>
      <text:p text:style-name="P10"><text:span text:style-name="T10">The relative path of the cannonball is defined by</text:span></text:p>
      <text:p text:style-name="P10"><text:span text:style-name="T10"/></text:p>
      <text:p text:style-name="P16"/>
      <text:p text:style-name="P16">y=-(x<text:span text:style-name="T1">2</text:span><text:span text:style-name="T14">-140)/100 + 200</text:span></text:p>
      <text:p text:style-name="P16"><text:span text:style-name="T14"/></text:p>
      <text:p text:style-name="P24"><text:span text:style-name="T14">This is used to define a wide parabola to model the expected flight path of the cannon ball, with 200 added to define a maximum height of 200, the x intercepts of this function are then -141 and 141. The subtraction is to ensure the parabola starts from the origin and moves in the positive x direction. The points used have the x incremented and the response of the y mapped.</text:span></text:p>
      <text:p text:style-name="P24"><text:span text:style-name="T14"/></text:p>
      <text:p text:style-name="P10"><text:span text:style-name="T15">The relative path of the spaceship loosely follows the Fibonacci sequence to make the ship appear as if speeding away.</text:span></text:p>
      <text:p text:style-name="P10"><text:span text:style-name="T15"/></text:p>
      <text:p text:style-name="P11"><text:span text:style-name="T15">The controls have the left mapped to the left arrow, right to the right arrow, forward to the up arrow, <text:s/>reverse to the down arrow, cannon fire to the ‘c’ key and spaceship takeoff to the ‘s’ key.</text:span></text:p>
      <text:p text:style-name="P11"><text:span text:style-name="T15"/></text:p>
      <text:p text:style-name="P11"><text:span text:style-name="T15">The <text:s/>main feature of the program is that it is modular and can be updated while the view is running and update realtime or can be changed after the program is compiled. This is possible though various configuration files and definition files as mentioned above.</text:span></text:p>
      <text:p text:style-name="P11"><text:span text:style-name="T15"/></text:p>
      <text:p text:style-name="P30"><text:span text:style-name="T15">Configuration:</text:span></text:p>
      <text:p text:style-name="P11"><text:span text:style-name="T15"/></text:p>
      <text:p text:style-name="P3"><text:span text:style-name="T15">1 Texturing</text:span></text:p>
      <text:p text:style-name="P11"><text:span text:style-name="T15"/></text:p>
      <text:p text:style-name="P11"><text:span text:style-name="T15">The textures are loaded through the file </text:span><text:span text:style-name="T16">cfg/textures.cfg </text:span><text:span text:style-name="T15">in the form “</text:span><text:span text:style-name="T17">nameOfTexture.ext</text:span><text:span text:style-name="T19">,</text:span><text:span text:style-name="T17">fileType(0 or 1 .tga and .bmp respectively),</text:span><text:span text:style-name="T18">(1 if the texture is to be clamped, any other number if not)</text:span><text:span text:style-name="T15">”</text:span></text:p>
      <text:p text:style-name="P12"><text:span text:style-name="T15">The number of textures is recorded in </text:span><text:span text:style-name="T16">cfg/numTex.cfg </text:span><text:span text:style-name="T15">as </text:span><text:span text:style-name="T17">numOfTextures</text:span><text:span text:style-name="T19">,</text:span></text:p>
      <text:p text:style-name="P12"><text:span text:style-name="T17"/></text:p>
      <text:p text:style-name="P4"><text:span text:style-name="T20">2 Objects and Transform</text:span></text:p>
      <text:p text:style-name="P4"><text:span text:style-name="T20"/></text:p>
      <text:p text:style-name="P28"><text:span text:style-name="T20">Objects are loaded into the program using the command </text:span><text:span text:style-name="T17">loadObjFromFile(filename, texId[], bool pressed);</text:span><text:span text:style-name="T20"> With the bool pressed being used to control button activated sequences, and the textures being passed to texture objects. </text:span><text:span text:style-name="T22">The files are stored in </text:span><text:span text:style-name="T24">cfg/obj/</text:span></text:p>
      <text:p text:style-name="P28"><text:span text:style-name="T20"/></text:p>
      <text:p text:style-name="P2"><text:span text:style-name="T20">2.1 Objects</text:span><text:span text:style-name="T21"> examples</text:span></text:p>
      <text:p text:style-name="P2"><text:span text:style-name="T20"/></text:p>
      <text:p text:style-name="P33"><text:span text:style-name="T20"/></text:p>
      <text:p text:style-name="P33"><text:span text:style-name="T20"/></text:p>
      <text:p text:style-name="P33"><text:span text:style-name="T20"/></text:p>
      <text:p text:style-name="P33"><text:soft-page-break/><text:span text:style-name="T20"/></text:p>
      <text:p text:style-name="P33"><text:span text:style-name="T20">Quads:</text:span></text:p>
      <text:p text:style-name="P31"><text:span text:style-name="T20"/></text:p>
      <text:p text:style-name="P19"><text:span text:style-name="T14">QUADS,</text:span></text:p>
      <text:p text:style-name="P19"><text:span text:style-name="T14">x,y,z,s,t,</text:span></text:p>
      <text:p text:style-name="P19"><text:span text:style-name="T14">x,y,z,s,t,</text:span></text:p>
      <text:p text:style-name="P19"><text:span text:style-name="T14">x,y,z,s,t,</text:span></text:p>
      <text:p text:style-name="P19"><text:span text:style-name="T14">x,y,z,s,t,</text:span></text:p>
      <text:p text:style-name="P32"><text:span text:style-name="T14">END,</text:span></text:p>
      <text:p text:style-name="P31"><text:span text:style-name="T20"/></text:p>
      <text:p text:style-name="P33"><text:span text:style-name="T20">Cylinder:</text:span></text:p>
      <text:p text:style-name="P33"><text:span text:style-name="T20"/></text:p>
      <text:p text:style-name="P17"><text:span text:style-name="T14">CYLINDER,</text:span></text:p>
      <text:p text:style-name="P17"><text:span text:style-name="T14">base_rad,top_rad,height,slices,stacks,</text:span></text:p>
      <text:p text:style-name="P29"><text:span text:style-name="T20"/></text:p>
      <text:p text:style-name="P33"><text:span text:style-name="T20">Cone:</text:span></text:p>
      <text:p text:style-name="P33"><text:span text:style-name="T20"/></text:p>
      <text:p text:style-name="P17"><text:span text:style-name="T14">CONE,</text:span></text:p>
      <text:p text:style-name="P17"><text:span text:style-name="T14">base_rad,height,slices,stacks,</text:span></text:p>
      <text:p text:style-name="P29"><text:span text:style-name="T20"/></text:p>
      <text:p text:style-name="P33"><text:span text:style-name="T20">Sphere:</text:span></text:p>
      <text:p text:style-name="P33"><text:span text:style-name="T20"/></text:p>
      <text:p text:style-name="P17"><text:span text:style-name="T14">SPHERE,</text:span></text:p>
      <text:p text:style-name="P17"><text:span text:style-name="T14">radius,slices,stacks,</text:span></text:p>
      <text:p text:style-name="P17"><text:span text:style-name="T14"/></text:p>
      <text:p text:style-name="P34"><text:span text:style-name="T14">Rectangle:</text:span></text:p>
      <text:p text:style-name="P34"><text:span text:style-name="T14"/></text:p>
      <text:p text:style-name="P17"><text:span text:style-name="T14">RECTANGLE,</text:span></text:p>
      <text:p text:style-name="P17"><text:span text:style-name="T14">width,height,depth,</text:span></text:p>
      <text:p text:style-name="P17"><text:span text:style-name="T14"/></text:p>
      <text:p text:style-name="P34"><text:span text:style-name="T14">Revolve:</text:span></text:p>
      <text:p text:style-name="P34"><text:span text:style-name="T23"/></text:p>
      <text:p text:style-name="P25"><text:span text:style-name="T14">The file inputted is a .vert file in the form,</text:span></text:p>
      <text:p text:style-name="P22"><text:span text:style-name="T14"><text:tab/>x,x,x,x,x,x,x,x,</text:span></text:p>
      <text:p text:style-name="P22"><text:span text:style-name="T14"><text:tab/>y,y,y,y,y,y,y,y,y,</text:span></text:p>
      <text:p text:style-name="P22"><text:span text:style-name="T14"><text:tab/>z,z,z,z,z,z,z,z,z,</text:span></text:p>
      <text:p text:style-name="P22"><text:span text:style-name="T14"/></text:p>
      <text:p text:style-name="P19"><text:span text:style-name="T14">REVOLVE,filename,</text:span><text:span text:style-name="T23">numVertices,slices,</text:span></text:p>
      <text:p text:style-name="P19"><text:span text:style-name="T23"/></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oft-page-break/><text:span text:style-name="T14">Extrude:</text:span></text:p>
      <text:p text:style-name="P35"><text:span text:style-name="T14"/></text:p>
      <text:p text:style-name="P25"><text:span text:style-name="T14">The file inputted is a .vert file in the form,</text:span></text:p>
      <text:p text:style-name="P22"><text:span text:style-name="T14"><text:tab/>x,x,x,x,x,x,x,x,</text:span></text:p>
      <text:p text:style-name="P22"><text:span text:style-name="T14"><text:tab/>y,y,y,y,y,y,y,y,y,</text:span></text:p>
      <text:p text:style-name="P22"><text:span text:style-name="T14"><text:tab/>z,z,z,z,z,z,z,z,z,</text:span></text:p>
      <text:p text:style-name="P35"><text:span text:style-name="T14"/></text:p>
      <text:p text:style-name="P18"><text:span text:style-name="T14">EXTRUDE,filename,numVertices,width,height,depth,</text:span></text:p>
      <text:p text:style-name="P18"><text:span text:style-name="T14"/></text:p>
      <text:p text:style-name="P5"><text:span text:style-name="T14">2.2 Transformations examples</text:span></text:p>
      <text:p text:style-name="P19"><text:span text:style-name="T23"/></text:p>
      <text:p text:style-name="P35"><text:span text:style-name="T14">Texture:</text:span></text:p>
      <text:p text:style-name="P35"><text:span text:style-name="T14"/></text:p>
      <text:p text:style-name="P18"><text:span text:style-name="T14">TEXTURE,textureIndex,param</text:span></text:p>
      <text:p text:style-name="P18"><text:span text:style-name="T14"/></text:p>
      <text:p text:style-name="P18"><text:span text:style-name="T14">param = 1,2,3</text:span></text:p>
      <text:p text:style-name="P18"><text:span text:style-name="T14"/></text:p>
      <text:p text:style-name="P18"><text:span text:style-name="T14">where 1 is GL_REPLACE, 2 is GL_REPLACE &amp; GL_MODULATE and 3 is GL_MODULATE.</text:span></text:p>
      <text:p text:style-name="P18"><text:span text:style-name="T14"/></text:p>
      <text:p text:style-name="P18"><text:span text:style-name="T14">ENDTEX, </text:span><text:span text:style-name="T15">(Used after the object to be textured has been called)</text:span></text:p>
      <text:p text:style-name="P18"><text:span text:style-name="T15"/></text:p>
      <text:p text:style-name="P37"><text:span text:style-name="T15">Scale:</text:span></text:p>
      <text:p text:style-name="P37"><text:span text:style-name="T15"/></text:p>
      <text:p text:style-name="P20"><text:span text:style-name="T14">SCALE,scaleX,scaleY,scaleZ,</text:span></text:p>
      <text:p text:style-name="P37"><text:span text:style-name="T15"/></text:p>
      <text:p text:style-name="P37"><text:span text:style-name="T15">Translate:</text:span></text:p>
      <text:p text:style-name="P37"><text:span text:style-name="T15"/></text:p>
      <text:p text:style-name="P20"><text:span text:style-name="T14">TRANSLATE,x,y,z,</text:span></text:p>
      <text:p text:style-name="P37"><text:span text:style-name="T15"/></text:p>
      <text:p text:style-name="P37"><text:span text:style-name="T15">Rotate:</text:span></text:p>
      <text:p text:style-name="P37"><text:span text:style-name="T15"/></text:p>
      <text:p text:style-name="P20"><text:span text:style-name="T14">ROTATE,xDir,yDir,xDir,angle,</text:span></text:p>
      <text:p text:style-name="P37"><text:span text:style-name="T15"/></text:p>
      <text:p text:style-name="P37"><text:span text:style-name="T15">Colour:</text:span></text:p>
      <text:p text:style-name="P37"><text:span text:style-name="T15"/></text:p>
      <text:p text:style-name="P20"><text:span text:style-name="T14">COLOUR,r,g,b,</text:span></text:p>
      <text:p text:style-name="P37"><text:span text:style-name="T15"/></text:p>
      <text:p text:style-name="P37"><text:span text:style-name="T15">Motion:</text:span></text:p>
      <text:p text:style-name="P37"><text:span text:style-name="T15">Rotate,</text:span></text:p>
      <text:p text:style-name="P37"><text:span text:style-name="T15"/></text:p>
      <text:p text:style-name="P20"><text:span text:style-name="T14">MOVE,ROTATE,anglePerUpdate,angleLimit,rotationalMotionIndex,reverse(0 or 1),x,y,z,</text:span></text:p>
      <text:p text:style-name="P26"><text:span text:style-name="T14">The angle per update defines the amount the object rotates by every update, angleLimit defines the max angle, r rotationalMotionIndex defines the index of the array of current angles this object is referring to and the angle is updated as a global variable, everse defines if the motion should reverse after the angle reaches the angleLimit, x, y and z define the axis which is being rotated.</text:span></text:p>
      <text:p text:style-name="P26"><text:soft-page-break/><text:span text:style-name="T14"/></text:p>
      <text:p text:style-name="P36"><text:span text:style-name="T14">Linear</text:span><text:span text:style-name="T23">,</text:span></text:p>
      <text:p text:style-name="P27"><text:span text:style-name="T27"/></text:p>
      <text:p text:style-name="P21"><text:span text:style-name="T27">M</text:span><text:span text:style-name="T26">OVE,LINEAR,filename,numPoints,linearMotionIndex,pressRequired,repeat,</text:span></text:p>
      <text:p text:style-name="P27"><text:span text:style-name="T26">The filename is the name of the path file (</text:span><text:span text:style-name="T25">cfg/paths/*.path</text:span><text:span text:style-name="T26">), numPoints is the number of points in the path file, pressRequired (1 if true 0 if false) indicates if this motion is only to be activated on keypress, and repeat (1 if true 0 if false) indicates if the motion is to repeat when completed.</text:span></text:p>
      <text:p text:style-name="P27"><text:span text:style-name="T26"/></text:p>
      <text:p text:style-name="P27"><text:span text:style-name="T26">The path files for linear movement are structured as follows,</text:span></text:p>
      <text:p text:style-name="P27"><text:span text:style-name="T26"/></text:p>
      <text:p text:style-name="P23"><text:span text:style-name="T26">x,x,x,x,x,x,x,x,x,x,x,x,x,x,x,x,x,x,x,</text:span></text:p>
      <text:p text:style-name="P23"><text:span text:style-name="T26">y,y,y,y,y,y,y,y,y,y,y,y,y,y,y,y,y,y,y,y,y,</text:span></text:p>
      <text:p text:style-name="P23"><text:span text:style-name="T26">z,z,z,z,z,z,z,z,z,z,z,z,z,z,z,z,z,z,z,z,z,</text:span></text:p>
      <text:p text:style-name="P23"><text:span text:style-name="T26">rotateIndex,angle,rotateIndex,angle,END,</text:span></text:p>
      <text:p text:style-name="P23"><text:span text:style-name="T26"/></text:p>
      <text:p text:style-name="P27"><text:span text:style-name="T26">Where rotateIndex is the i</text:span><text:span text:style-name="T2">th</text:span><text:span text:style-name="T26"> value of (x,y,z) where the rotation occurs and angle is the final relative angle of the object being transform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20:45:50.955801484</meta:creation-date>
    <dc:date>2019-04-17T22:33:16.947670954</dc:date>
    <meta:editing-duration>PT7M</meta:editing-duration>
    <meta:editing-cycles>2</meta:editing-cycles>
    <meta:generator>LibreOffice/6.1.5.2$Linux_X86_64 LibreOffice_project/10$Build-2</meta:generator>
    <meta:document-statistic meta:table-count="0" meta:image-count="0" meta:object-count="0" meta:page-count="5" meta:paragraph-count="84" meta:word-count="840" meta:character-count="5658" meta:non-whitespace-character-count="4893"/>
  </office:meta>
</office:document-meta>
</file>